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46944444444444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2777777777778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1-18T00:00:00" table:style-name="ce5">
            <text:p>18.1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10" table:formula="of:=[.A7]*([.D7]+50*[.C7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30" table:formula="of:=[.A8]*([.D8]+50*[.C8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6" table:style-name="ce9">
            <text:p>6</text:p>
          </table:table-cell>
          <table:table-cell table:style-name="ce9"/>
          <table:table-cell office:value-type="currency" office:value="150" table:formula="of:=[.A9]*([.D9]+50*[.C9])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6" table:style-name="ce9">
            <text:p>6</text:p>
          </table:table-cell>
          <table:table-cell table:style-name="ce9"/>
          <table:table-cell office:value-type="currency" office:value="300" table:formula="of:=[.A10]*([.D10]+50*[.C10])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400" table:formula="of:=[.A11]*([.D11]+50*[.C11])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250" table:formula="of:=[.A12]*([.D12]+25*[.C12])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90" table:style-name="ce9">
            <text:p>290</text:p>
          </table:table-cell>
          <table:table-cell office:value-type="currency" office:value="5800" table:formula="of:=[.A14]*[.D14]" table:style-name="ce10">
            <text:p>CHF 5 8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940" table:formula="of:=SUM([.E6:.E18])" table:number-columns-spanned="2" table:number-rows-spanned="1" table:style-name="ce12">
            <text:p>CHF 6 94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subject>État du contenu de la caisse à instant T</dc:subject>
    <dc:creator>Clara</dc:creator>
    <meta:creation-date>2019-04-15T09:02:29Z</meta:creation-date>
    <dc:date>2022-11-18T18:15:16Z</dc:date>
    <meta:editing-cycles>13</meta:editing-cycles>
    <meta:editing-duration>PT0S</meta:editing-duration>
  </office:meta>
</office:document-meta>
</file>